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bold" officeooo:rsid="00734c3f" officeooo:paragraph-rsid="00734c3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bold" officeooo:rsid="007b4524" officeooo:paragraph-rsid="007b452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officeooo:rsid="007c2ed1" officeooo:paragraph-rsid="007c2ed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02bd8b" officeooo:paragraph-rsid="0002bd8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6ed0a0" officeooo:paragraph-rsid="006ed0a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734c3f" officeooo:paragraph-rsid="00734c3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762c89" officeooo:paragraph-rsid="00762c8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7b4524" officeooo:paragraph-rsid="007b452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7db69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ab5d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beb1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ddd4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1812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26ce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5c0b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72947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8ab5d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1812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26ce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5c0bf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0pt" fo:language="en" fo:country="US" fo:font-weight="bold" officeooo:rsid="007c2ed1" officeooo:paragraph-rsid="007c2ed1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end" style:justify-single-word="false"/>
      <style:text-properties fo:language="en" fo:country="US" fo:font-weight="bold" officeooo:rsid="009b22d2" officeooo:paragraph-rsid="009b22d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50e6" style:font-weight-asian="bold" style:font-weight-complex="bold"/>
    </style:style>
    <style:style style:name="T3" style:family="text">
      <style:text-properties officeooo:rsid="0072351a"/>
    </style:style>
    <style:style style:name="T4" style:family="text">
      <style:text-properties officeooo:rsid="007850e6"/>
    </style:style>
    <style:style style:name="T5" style:family="text">
      <style:text-properties officeooo:rsid="007db69e"/>
    </style:style>
    <style:style style:name="T6" style:family="text">
      <style:text-properties officeooo:rsid="007f57b4"/>
    </style:style>
    <style:style style:name="T7" style:family="text">
      <style:text-properties officeooo:rsid="0080e9e5"/>
    </style:style>
    <style:style style:name="T8" style:family="text">
      <style:text-properties officeooo:rsid="0082e029"/>
    </style:style>
    <style:style style:name="T9" style:family="text">
      <style:text-properties officeooo:rsid="008591d0"/>
    </style:style>
    <style:style style:name="T10" style:family="text">
      <style:text-properties officeooo:rsid="00909d61"/>
    </style:style>
    <style:style style:name="T11" style:family="text">
      <style:text-properties officeooo:rsid="0094842d"/>
    </style:style>
    <style:style style:name="T12" style:family="text">
      <style:text-properties officeooo:rsid="0095c0bf"/>
    </style:style>
    <style:style style:name="T13" style:family="text">
      <style:text-properties officeooo:rsid="009bf4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 memory to Gino And Xiomara.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SDFS Simple Distributed Filesyste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Esteban Chac<text:span text:style-name="T13">o</text:span>n Mart<text:span text:style-name="T13">í</text:span>n</text:p>
      <text:p text:style-name="P26"><text:a xlink:type="simple" xlink:href="mailto:n4b3ts3@gmail.com" text:style-name="Internet_20_link" text:visited-style-name="Visited_20_Internet_20_Link">n4b3ts3@gmail.com</text:a></text:p>
      <text:p text:style-name="P26"/>
      <text:p text:style-name="P26">Luis Miguel Arias Reinoso</text:p>
      <text:p text:style-name="P26"><text:a xlink:type="simple" xlink:href="mailto:lmdelbahia@gmail.com" text:style-name="Internet_20_link" text:visited-style-name="Visited_20_Internet_20_Link">lmdelbahia@gmail.com</text:a></text:p>
      <text:p text:style-name="P26"/>
      <text:p text:style-name="P26">Mario Javier Tamayo Marrero</text:p>
      <text:p text:style-name="P26">blinit10@gmail.com</text:p>
      <text:p text:style-name="P26"><text:soft-page-break/></text:p>
      <text:p text:style-name="P3">FS Layer</text:p>
      <text:p text:style-name="P1"/>
      <text:p text:style-name="P2">Abstract</text:p>
      <text:p text:style-name="P2"/>
      <text:p text:style-name="P9">The <text:span text:style-name="T3">FS Layer provide services to actually access the file system and implement the features that upper layers export for client softwares.</text:span></text:p>
      <text:p text:style-name="P8"/>
      <text:p text:style-name="P5">DataTypes</text:p>
      <text:p text:style-name="P5"/>
      <text:p text:style-name="P10">typedef struct stat sdfs_stat;</text:p>
      <text:p text:style-name="P10"/>
      <text:p text:style-name="P11"><text:span text:style-name="T1">sdfs_stat</text:span> represents the file or directory metadata. <text:span text:style-name="T4">It has the same members that </text:span><text:span text:style-name="T2">struct stat </text:span><text:span text:style-name="T4">structure has. It is documented in the libc documentation. </text:span></text:p>
      <text:p text:style-name="P11"/>
      <text:p text:style-name="P6">Functions</text:p>
      <text:p text:style-name="P6"/>
      <text:p text:style-name="P12">sdfs_err sdfs_mkfile(const sdfs_str <text:span text:style-name="T1">path</text:span>)</text:p>
      <text:p text:style-name="P13"><text:tab/><text:span text:style-name="T6">The sdfs_mkfile function c</text:span>reate<text:span text:style-name="T6">s</text:span> a new file. The first parameter has the destination path. <text:span text:style-name="T6">If <text:tab/>sdfs_mkfile fails, it return one of the following errors:</text:span></text:p>
      <text:p text:style-name="P13"><text:tab/></text:p>
      <text:p text:style-name="P13"><text:tab/>SDFS_FSEACCES<text:span text:style-name="T6">S<text:tab/><text:tab/>The process has not the proper access to create a file in the <text:tab/><text:tab/><text:tab/><text:tab/><text:tab/>destination path.</text:span></text:p>
      <text:p text:style-name="P13"/>
      <text:p text:style-name="P13"><text:tab/>SDFS_FSEEXIST<text:tab/><text:tab/><text:span text:style-name="T7">The file indicated by path already exist.</text:span></text:p>
      <text:p text:style-name="P13"/>
      <text:p text:style-name="P13"><text:tab/>SDFS_FSERROR<text:tab/><text:tab/><text:span text:style-name="T7">This generic error is returned if any other error condition <text:tab/><text:tab/><text:tab/><text:tab/><text:tab/><text:tab/>arise.</text:span></text:p>
      <text:p text:style-name="P13"/>
      <text:p text:style-name="P13"><text:tab/>SDFS_FSSUCCESS<text:tab/><text:tab/><text:span text:style-name="T8">The operation was completed successfully.</text:span></text:p>
      <text:p text:style-name="P13"><text:tab/></text:p>
      <text:p text:style-name="P13"/>
      <text:p text:style-name="P20">sdfs_err sdfs_mkdir(const sdfs_str <text:span text:style-name="T1">path</text:span>)</text:p>
      <text:p text:style-name="P21"><text:tab/><text:span text:style-name="T9">The sdfs_mkdir function creates a new directory. This fist parameter specifies the <text:tab/>destination path. <text:s/>If sdfs_mkfile fails, it return one of the following errors:</text:span></text:p>
      <text:p text:style-name="P21"/>
      <text:p text:style-name="P14"><text:tab/>SDFS_FSEACCES<text:span text:style-name="T6">S<text:tab/><text:tab/>The process has not the proper access to create a file in the <text:tab/><text:tab/><text:tab/><text:tab/><text:tab/>destination path.</text:span></text:p>
      <text:p text:style-name="P21"><text:tab/></text:p>
      <text:p text:style-name="P15"><text:tab/>SDFS_FSEEXIST<text:tab/><text:tab/><text:span text:style-name="T7">The directory indicated by path already exist.</text:span></text:p>
      <text:p text:style-name="P15"/>
      <text:p text:style-name="P16"><text:tab/>SDFS_FSERROR<text:tab/><text:tab/><text:span text:style-name="T7">This generic error is returned if any other error condition <text:tab/><text:tab/><text:tab/><text:tab/><text:tab/><text:tab/>arise.</text:span></text:p>
      <text:p text:style-name="P16"/>
      <text:p text:style-name="P16"><text:tab/>SDFS_FSSUCCESS<text:tab/><text:tab/><text:span text:style-name="T8">The operation was completed successfully.</text:span></text:p>
      <text:p text:style-name="P16"/>
      <text:p text:style-name="P16"/>
      <text:p text:style-name="P16">sdfs_err sdfs_rm<text:span text:style-name="T12">dir</text:span>(const sdfs_str <text:span text:style-name="T1">path</text:span>)</text:p>
      <text:p text:style-name="P16"/>
      <text:p text:style-name="P17"><text:tab/><text:span text:style-name="T10">The sdfs_rmdir function deletes a directory. The first parameter indicates the directory path <text:tab/>to delete. If sdfs_rmdir fails, it return one of the following errors:</text:span></text:p>
      <text:p text:style-name="P22"/>
      <text:p text:style-name="P23"><text:soft-page-break/><text:tab/><text:span text:style-name="T5">SDFS_FSEACCESS<text:tab/><text:tab/>The process has not the proper access to delete a directory in <text:tab/><text:tab/><text:tab/><text:tab/><text:tab/>the destination path.</text:span></text:p>
      <text:p text:style-name="P23"><text:tab/></text:p>
      <text:p text:style-name="P18"><text:tab/><text:span text:style-name="T11">SDFS_FSNOENT<text:tab/><text:tab/>The directory to be deleted does not exist.</text:span></text:p>
      <text:p text:style-name="P18"/>
      <text:p text:style-name="P18"><text:tab/>SDFS_FSERROR<text:tab/><text:tab/><text:span text:style-name="T7">This generic error is returned if any other error condition <text:tab/><text:tab/><text:tab/><text:tab/><text:tab/><text:tab/>arise.</text:span></text:p>
      <text:p text:style-name="P18"/>
      <text:p text:style-name="P18"><text:tab/>SDFS_FSSUCCESS<text:tab/><text:tab/><text:span text:style-name="T8">The operation was completed successfully.</text:span></text:p>
      <text:p text:style-name="P18"/>
      <text:p text:style-name="P19">sdfs_err sdfs_rmfile(const sdfs_str <text:span text:style-name="T1">path</text:span>)</text:p>
      <text:p text:style-name="P19"/>
      <text:p text:style-name="P19"><text:tab/><text:span text:style-name="T10">The sdfs_rmfile function deletes a file. The first parameter indicates the file path to delete. If <text:tab/>sdfs_rmfile fails, it return one of the following errors:</text:span></text:p>
      <text:p text:style-name="P24"/>
      <text:p text:style-name="P24"><text:tab/><text:span text:style-name="T5">SDFS_FSEACCESS<text:tab/><text:tab/>The process has not the proper access to delete a file in the <text:tab/><text:tab/><text:tab/><text:tab/><text:tab/>destination path.</text:span></text:p>
      <text:p text:style-name="P24"><text:tab/></text:p>
      <text:p text:style-name="P19"><text:tab/><text:span text:style-name="T11">SDFS_FSNOENT<text:tab/><text:tab/>The file to be deleted does not exist.</text:span></text:p>
      <text:p text:style-name="P19"/>
      <text:p text:style-name="P19"><text:tab/>SDFS_FSERROR<text:tab/><text:tab/><text:span text:style-name="T7">This generic error is returned if any other error condition <text:tab/><text:tab/><text:tab/><text:tab/><text:tab/><text:tab/>arise.</text:span></text:p>
      <text:p text:style-name="P19"/>
      <text:p text:style-name="P19"><text:tab/>SDFS_FSSUCCESS<text:tab/><text:tab/><text:span text:style-name="T8">The operation was completed successfu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7T14:36:13.901692135</meta:creation-date>
    <dc:date>2024-01-18T17:12:19.582146918</dc:date>
    <meta:editing-duration>PT6H56M1S</meta:editing-duration>
    <meta:editing-cycles>138</meta:editing-cycles>
    <meta:generator>LibreOffice/6.1.5.2$Linux_X86_64 LibreOffice_project/10$Build-2</meta:generator>
    <meta:document-statistic meta:table-count="0" meta:image-count="0" meta:object-count="0" meta:page-count="3" meta:paragraph-count="44" meta:word-count="363" meta:character-count="2574" meta:non-whitespace-character-count="2159"/>
  </office:meta>
</office:document-meta>
</file>